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7e92" officeooo:paragraph-rsid="000d7e92"/>
    </style:style>
    <style:style style:name="P2" style:family="paragraph" style:parent-style-name="Standard">
      <style:text-properties officeooo:rsid="000f4128" officeooo:paragraph-rsid="000f4128"/>
    </style:style>
    <style:style style:name="P3" style:family="paragraph" style:parent-style-name="Standard">
      <style:text-properties officeooo:rsid="0010bb70" officeooo:paragraph-rsid="0010bb70"/>
    </style:style>
    <style:style style:name="P4" style:family="paragraph" style:parent-style-name="Standard">
      <style:text-properties officeooo:rsid="0012716b" officeooo:paragraph-rsid="0012716b"/>
    </style:style>
    <style:style style:name="P5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6" style:family="paragraph" style:parent-style-name="Standard">
      <style:text-properties fo:color="#d4d4d4" loext:opacity="100%" officeooo:rsid="0017659e" officeooo:paragraph-rsid="0017659e" fo:background-color="#1e1e1e"/>
    </style:style>
    <style:style style:name="P7" style:family="paragraph" style:parent-style-name="Standard">
      <style:text-properties fo:color="#d4d4d4" loext:opacity="100%" officeooo:rsid="001b10c7" officeooo:paragraph-rsid="001b10c7" fo:background-color="#1e1e1e"/>
    </style:style>
    <style:style style:name="P8" style:family="paragraph" style:parent-style-name="Standard">
      <style:text-properties fo:color="#d4d4d4" loext:opacity="100%" officeooo:rsid="00270d97" officeooo:paragraph-rsid="00270d97" fo:background-color="#1e1e1e"/>
    </style:style>
    <style:style style:name="P9" style:family="paragraph" style:parent-style-name="Standard">
      <style:text-properties fo:color="#d4d4d4" loext:opacity="100%" officeooo:rsid="003689db" officeooo:paragraph-rsid="003689db" fo:background-color="#1e1e1e"/>
    </style:style>
    <style:style style:name="P10" style:family="paragraph" style:parent-style-name="Standard">
      <style:text-properties fo:color="#d4d4d4" loext:opacity="100%" officeooo:rsid="0043a8d6" officeooo:paragraph-rsid="0043a8d6" fo:background-color="#1e1e1e"/>
    </style:style>
    <style:style style:name="P11" style:family="paragraph" style:parent-style-name="Standard">
      <style:text-properties fo:color="#d4d4d4" loext:opacity="100%" officeooo:rsid="00450cd9" officeooo:paragraph-rsid="00450cd9" fo:background-color="#1e1e1e"/>
    </style:style>
    <style:style style:name="P12" style:family="paragraph" style:parent-style-name="Standard">
      <style:text-properties fo:color="#d4d4d4" loext:opacity="100%" officeooo:rsid="0045f51f" officeooo:paragraph-rsid="0045f51f" fo:background-color="#1e1e1e"/>
    </style:style>
    <style:style style:name="P13" style:family="paragraph" style:parent-style-name="Standard">
      <style:text-properties fo:color="#d4d4d4" loext:opacity="100%" officeooo:rsid="0047c33b" officeooo:paragraph-rsid="0047c33b" fo:background-color="#1e1e1e"/>
    </style:style>
    <style:style style:name="P14" style:family="paragraph" style:parent-style-name="Standard">
      <style:text-properties fo:color="#d4d4d4" loext:opacity="100%" officeooo:rsid="00491694" officeooo:paragraph-rsid="00491694" fo:background-color="#1e1e1e"/>
    </style:style>
    <style:style style:name="P15" style:family="paragraph" style:parent-style-name="Standard">
      <style:text-properties fo:color="#d4d4d4" loext:opacity="100%" officeooo:rsid="004a5182" officeooo:paragraph-rsid="004a5182" fo:background-color="#1e1e1e"/>
    </style:style>
    <style:style style:name="P16" style:family="paragraph" style:parent-style-name="Standard">
      <style:text-properties fo:color="#d4d4d4" loext:opacity="100%" officeooo:rsid="004e9e43" officeooo:paragraph-rsid="004e9e43" fo:background-color="#1e1e1e"/>
    </style:style>
    <style:style style:name="P17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18" style:family="paragraph" style:parent-style-name="Standard">
      <style:text-properties fo:color="#d4d4d4" loext:opacity="100%" style:font-name="Consolas" fo:font-size="10.5pt" fo:font-weight="normal" officeooo:rsid="001b10c7" officeooo:paragraph-rsid="001b10c7" fo:background-color="#1e1e1e"/>
    </style:style>
    <style:style style:name="P19" style:family="paragraph" style:parent-style-name="Standard">
      <style:text-properties fo:color="#d4d4d4" loext:opacity="100%" style:font-name="Consolas" fo:font-size="10.5pt" fo:font-weight="normal" officeooo:rsid="001d3f5e" officeooo:paragraph-rsid="001d3f5e" fo:background-color="#1e1e1e"/>
    </style:style>
    <style:style style:name="P20" style:family="paragraph" style:parent-style-name="Standard">
      <style:text-properties fo:color="#d4d4d4" loext:opacity="100%" style:font-name="Consolas" fo:font-size="10.5pt" fo:font-weight="normal" officeooo:rsid="0020353f" officeooo:paragraph-rsid="0020353f" fo:background-color="#1e1e1e"/>
    </style:style>
    <style:style style:name="P21" style:family="paragraph" style:parent-style-name="Standard">
      <style:text-properties fo:color="#d4d4d4" loext:opacity="100%" style:font-name="Consolas" fo:font-size="10.5pt" fo:font-weight="normal" officeooo:rsid="00220d89" officeooo:paragraph-rsid="00220d89" fo:background-color="#1e1e1e"/>
    </style:style>
    <style:style style:name="P22" style:family="paragraph" style:parent-style-name="Standard">
      <style:text-properties fo:color="#d4d4d4" loext:opacity="100%" style:font-name="Consolas" fo:font-size="10.5pt" fo:font-weight="normal" officeooo:rsid="0023b1bc" officeooo:paragraph-rsid="0023b1bc" fo:background-color="#1e1e1e"/>
    </style:style>
    <style:style style:name="P23" style:family="paragraph" style:parent-style-name="Standard">
      <style:text-properties fo:color="#d4d4d4" loext:opacity="100%" style:font-name="Consolas" fo:font-size="10.5pt" fo:font-weight="normal" officeooo:rsid="002628e6" officeooo:paragraph-rsid="002628e6" fo:background-color="#1e1e1e"/>
    </style:style>
    <style:style style:name="P24" style:family="paragraph" style:parent-style-name="Standard">
      <style:text-properties fo:color="#d4d4d4" loext:opacity="100%" style:font-name="Consolas" fo:font-size="10.5pt" fo:font-weight="normal" officeooo:rsid="00270d97" officeooo:paragraph-rsid="00270d97" fo:background-color="#1e1e1e"/>
    </style:style>
    <style:style style:name="P25" style:family="paragraph" style:parent-style-name="Standard">
      <style:text-properties fo:color="#d4d4d4" loext:opacity="100%" style:font-name="Consolas" fo:font-size="10.5pt" fo:font-weight="normal" officeooo:paragraph-rsid="00270d97" fo:background-color="#1e1e1e"/>
    </style:style>
    <style:style style:name="P26" style:family="paragraph" style:parent-style-name="Standard">
      <style:text-properties fo:color="#d4d4d4" loext:opacity="100%" style:font-name="Consolas" fo:font-size="10.5pt" fo:font-weight="normal" officeooo:rsid="002cddb4" officeooo:paragraph-rsid="002cddb4" fo:background-color="#1e1e1e"/>
    </style:style>
    <style:style style:name="P27" style:family="paragraph" style:parent-style-name="Standard">
      <style:text-properties fo:color="#d4d4d4" loext:opacity="100%" style:font-name="Consolas" fo:font-size="10.5pt" fo:font-weight="normal" officeooo:rsid="00342570" officeooo:paragraph-rsid="00342570" fo:background-color="#1e1e1e"/>
    </style:style>
    <style:style style:name="P28" style:family="paragraph" style:parent-style-name="Standard">
      <style:text-properties fo:color="#d4d4d4" loext:opacity="100%" style:font-name="Consolas" fo:font-size="10.5pt" fo:font-weight="normal" officeooo:rsid="003689db" officeooo:paragraph-rsid="003689db" fo:background-color="#1e1e1e"/>
    </style:style>
    <style:style style:name="P29" style:family="paragraph" style:parent-style-name="Standard">
      <style:text-properties fo:color="#d4d4d4" loext:opacity="100%" style:font-name="Consolas" fo:font-size="10.5pt" fo:font-weight="normal" officeooo:rsid="00450cd9" officeooo:paragraph-rsid="00450cd9" fo:background-color="#1e1e1e"/>
    </style:style>
    <style:style style:name="P30" style:family="paragraph" style:parent-style-name="Standard">
      <style:text-properties officeooo:rsid="0013f3ba" officeooo:paragraph-rsid="0013f3ba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text-properties officeooo:rsid="00150629" officeooo:paragraph-rsid="00150629"/>
    </style:style>
    <style:style style:name="P33" style:family="paragraph" style:parent-style-name="Standard">
      <style:text-properties officeooo:rsid="0016f08b" officeooo:paragraph-rsid="0016f08b"/>
    </style:style>
    <style:style style:name="P34" style:family="paragraph" style:parent-style-name="Standard">
      <style:text-properties officeooo:rsid="0016f08b" officeooo:paragraph-rsid="00172a13"/>
    </style:style>
    <style:style style:name="P35" style:family="paragraph" style:parent-style-name="Standard">
      <style:text-properties officeooo:rsid="0017659e" officeooo:paragraph-rsid="0017659e"/>
    </style:style>
    <style:style style:name="P36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37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38" style:family="paragraph" style:parent-style-name="Standard">
      <style:text-properties officeooo:rsid="0018acb8" officeooo:paragraph-rsid="0018acb8"/>
    </style:style>
    <style:style style:name="P39" style:family="paragraph" style:parent-style-name="Standard">
      <style:text-properties officeooo:rsid="001b10c7" officeooo:paragraph-rsid="001b10c7"/>
    </style:style>
    <style:style style:name="P40" style:family="paragraph" style:parent-style-name="Standard">
      <style:text-properties officeooo:rsid="001d3f5e" officeooo:paragraph-rsid="001d3f5e"/>
    </style:style>
    <style:style style:name="P41" style:family="paragraph" style:parent-style-name="Standard">
      <style:text-properties officeooo:rsid="0020353f" officeooo:paragraph-rsid="0020353f"/>
    </style:style>
    <style:style style:name="P42" style:family="paragraph" style:parent-style-name="Standard">
      <style:text-properties officeooo:rsid="002137b6" officeooo:paragraph-rsid="002137b6"/>
    </style:style>
    <style:style style:name="P43" style:family="paragraph" style:parent-style-name="Standard">
      <style:text-properties officeooo:paragraph-rsid="002137b6"/>
    </style:style>
    <style:style style:name="P44" style:family="paragraph" style:parent-style-name="Standard">
      <style:text-properties officeooo:rsid="00220d89" officeooo:paragraph-rsid="00220d89"/>
    </style:style>
    <style:style style:name="P45" style:family="paragraph" style:parent-style-name="Standard">
      <style:text-properties officeooo:rsid="0023b1bc" officeooo:paragraph-rsid="0023b1bc"/>
    </style:style>
    <style:style style:name="P46" style:family="paragraph" style:parent-style-name="Standard">
      <style:text-properties officeooo:rsid="0023e9ab" officeooo:paragraph-rsid="0023e9ab"/>
    </style:style>
    <style:style style:name="P47" style:family="paragraph" style:parent-style-name="Standard">
      <style:text-properties officeooo:rsid="002628e6" officeooo:paragraph-rsid="002628e6"/>
    </style:style>
    <style:style style:name="P48" style:family="paragraph" style:parent-style-name="Standard">
      <style:paragraph-properties style:line-height-at-least="0.503cm"/>
      <style:text-properties fo:color="#569cd6" loext:opacity="100%" style:font-name="Consolas" fo:font-size="10.5pt" fo:font-weight="normal" fo:background-color="#1e1e1e"/>
    </style:style>
    <style:style style:name="P49" style:family="paragraph" style:parent-style-name="Standard">
      <style:text-properties fo:color="#569cd6" loext:opacity="100%" style:font-name="Consolas" fo:font-size="10.5pt" fo:font-weight="normal" officeooo:rsid="0032b62d" officeooo:paragraph-rsid="0032b62d" fo:background-color="#1e1e1e"/>
    </style:style>
    <style:style style:name="P50" style:family="paragraph" style:parent-style-name="Standard">
      <style:text-properties fo:color="#569cd6" loext:opacity="100%" style:font-name="Consolas" fo:font-size="10.5pt" fo:font-weight="normal" officeooo:rsid="00342570" officeooo:paragraph-rsid="00342570" fo:background-color="#1e1e1e"/>
    </style:style>
    <style:style style:name="P51" style:family="paragraph" style:parent-style-name="Standard">
      <style:text-properties fo:color="#569cd6" loext:opacity="100%" style:font-name="Consolas" fo:font-size="10.5pt" fo:font-weight="normal" officeooo:rsid="003689db" officeooo:paragraph-rsid="003689db" fo:background-color="#1e1e1e"/>
    </style:style>
    <style:style style:name="P52" style:family="paragraph" style:parent-style-name="Standard">
      <style:text-properties fo:color="#569cd6" loext:opacity="100%" style:font-name="Consolas" fo:font-size="10.5pt" fo:font-weight="normal" officeooo:rsid="0037ba8a" officeooo:paragraph-rsid="0037ba8a" fo:background-color="#1e1e1e"/>
    </style:style>
    <style:style style:name="P53" style:family="paragraph" style:parent-style-name="Standard">
      <style:text-properties fo:color="#569cd6" loext:opacity="100%" style:font-name="Consolas" fo:font-size="10.5pt" fo:font-weight="normal" officeooo:rsid="00399193" officeooo:paragraph-rsid="00399193" fo:background-color="#1e1e1e"/>
    </style:style>
    <style:style style:name="P54" style:family="paragraph" style:parent-style-name="Standard">
      <style:text-properties fo:color="#569cd6" loext:opacity="100%" style:font-name="Consolas" fo:font-size="10.5pt" fo:font-weight="normal" officeooo:rsid="003de7f4" officeooo:paragraph-rsid="003de7f4" fo:background-color="#1e1e1e"/>
    </style:style>
    <style:style style:name="P55" style:family="paragraph" style:parent-style-name="Standard">
      <style:text-properties fo:color="#569cd6" loext:opacity="100%" style:font-name="Consolas" fo:font-size="10.5pt" fo:font-weight="normal" officeooo:rsid="003ee176" officeooo:paragraph-rsid="003ee176" fo:background-color="#1e1e1e"/>
    </style:style>
    <style:style style:name="P56" style:family="paragraph" style:parent-style-name="Standard">
      <style:text-properties fo:color="#569cd6" loext:opacity="100%" style:font-name="Consolas" fo:font-size="10.5pt" fo:font-weight="normal" officeooo:rsid="003f9186" officeooo:paragraph-rsid="003f9186" fo:background-color="#1e1e1e"/>
    </style:style>
    <style:style style:name="P57" style:family="paragraph" style:parent-style-name="Standard">
      <style:text-properties fo:color="#569cd6" loext:opacity="100%" style:font-name="Consolas" fo:font-size="10.5pt" fo:font-weight="normal" officeooo:rsid="003fe634" officeooo:paragraph-rsid="003fe634" fo:background-color="#1e1e1e"/>
    </style:style>
    <style:style style:name="P58" style:family="paragraph" style:parent-style-name="Standard">
      <style:text-properties fo:color="#569cd6" loext:opacity="100%" style:font-name="Consolas" fo:font-size="10.5pt" fo:font-weight="normal" officeooo:rsid="0040bc05" officeooo:paragraph-rsid="0040bc05" fo:background-color="#1e1e1e"/>
    </style:style>
    <style:style style:name="P59" style:family="paragraph" style:parent-style-name="Standard">
      <style:text-properties officeooo:rsid="00270d97" officeooo:paragraph-rsid="00270d97"/>
    </style:style>
    <style:style style:name="P60" style:family="paragraph" style:parent-style-name="Standard">
      <style:text-properties officeooo:paragraph-rsid="00270d97"/>
    </style:style>
    <style:style style:name="P61" style:family="paragraph" style:parent-style-name="Standard">
      <style:text-properties officeooo:rsid="002cddb4" officeooo:paragraph-rsid="002cddb4"/>
    </style:style>
    <style:style style:name="P62" style:family="paragraph" style:parent-style-name="Standard">
      <style:text-properties fo:color="#ce9178" loext:opacity="100%" style:font-name="Consolas" fo:font-size="10.5pt" fo:font-weight="normal" officeooo:rsid="002cddb4" officeooo:paragraph-rsid="002cddb4" fo:background-color="#1e1e1e"/>
    </style:style>
    <style:style style:name="P63" style:family="paragraph" style:parent-style-name="Standard">
      <style:text-properties officeooo:rsid="002eb749" officeooo:paragraph-rsid="002eb749"/>
    </style:style>
    <style:style style:name="P64" style:family="paragraph" style:parent-style-name="Standard">
      <style:text-properties officeooo:rsid="0032b62d" officeooo:paragraph-rsid="0032b62d"/>
    </style:style>
    <style:style style:name="P65" style:family="paragraph" style:parent-style-name="Standard">
      <style:text-properties officeooo:rsid="00342570" officeooo:paragraph-rsid="00342570"/>
    </style:style>
    <style:style style:name="P66" style:family="paragraph" style:parent-style-name="Standard">
      <style:text-properties officeooo:rsid="003689db" officeooo:paragraph-rsid="003689db"/>
    </style:style>
    <style:style style:name="P67" style:family="paragraph" style:parent-style-name="Standard">
      <style:text-properties officeooo:rsid="0037ba8a" officeooo:paragraph-rsid="0037ba8a"/>
    </style:style>
    <style:style style:name="P68" style:family="paragraph" style:parent-style-name="Standard">
      <style:text-properties officeooo:rsid="00399193" officeooo:paragraph-rsid="00399193"/>
    </style:style>
    <style:style style:name="P69" style:family="paragraph" style:parent-style-name="Standard">
      <style:text-properties officeooo:rsid="003b266d" officeooo:paragraph-rsid="003b266d"/>
    </style:style>
    <style:style style:name="P70" style:family="paragraph" style:parent-style-name="Standard">
      <style:text-properties officeooo:rsid="003de7f4" officeooo:paragraph-rsid="003de7f4"/>
    </style:style>
    <style:style style:name="P71" style:family="paragraph" style:parent-style-name="Standard">
      <style:text-properties officeooo:rsid="003ee176" officeooo:paragraph-rsid="003ee176"/>
    </style:style>
    <style:style style:name="P72" style:family="paragraph" style:parent-style-name="Standard">
      <style:text-properties officeooo:rsid="003f9186" officeooo:paragraph-rsid="003f9186"/>
    </style:style>
    <style:style style:name="P73" style:family="paragraph" style:parent-style-name="Standard">
      <style:text-properties officeooo:rsid="003fd7d6" officeooo:paragraph-rsid="003fd7d6"/>
    </style:style>
    <style:style style:name="P74" style:family="paragraph" style:parent-style-name="Standard">
      <style:text-properties officeooo:rsid="003fe634" officeooo:paragraph-rsid="003fe634"/>
    </style:style>
    <style:style style:name="P75" style:family="paragraph" style:parent-style-name="Standard">
      <style:text-properties officeooo:rsid="0040bc05" officeooo:paragraph-rsid="0040bc05"/>
    </style:style>
    <style:style style:name="P76" style:family="paragraph" style:parent-style-name="Standard">
      <style:text-properties officeooo:rsid="0043a8d6" officeooo:paragraph-rsid="0043a8d6"/>
    </style:style>
    <style:style style:name="P77" style:family="paragraph" style:parent-style-name="Standard">
      <style:text-properties officeooo:rsid="00450cd9" officeooo:paragraph-rsid="00450cd9"/>
    </style:style>
    <style:style style:name="P78" style:family="paragraph" style:parent-style-name="Standard">
      <style:text-properties officeooo:rsid="0045ec14" officeooo:paragraph-rsid="0045ec14"/>
    </style:style>
    <style:style style:name="P79" style:family="paragraph" style:parent-style-name="Standard">
      <style:text-properties officeooo:rsid="0045f51f" officeooo:paragraph-rsid="0045f51f"/>
    </style:style>
    <style:style style:name="P80" style:family="paragraph" style:parent-style-name="Standard">
      <style:text-properties officeooo:rsid="0047c33b" officeooo:paragraph-rsid="0047c33b"/>
    </style:style>
    <style:style style:name="P81" style:family="paragraph" style:parent-style-name="Standard">
      <style:text-properties officeooo:rsid="00491694" officeooo:paragraph-rsid="00491694"/>
    </style:style>
    <style:style style:name="P82" style:family="paragraph" style:parent-style-name="Standard">
      <style:text-properties officeooo:rsid="004a5182" officeooo:paragraph-rsid="004a5182"/>
    </style:style>
    <style:style style:name="P83" style:family="paragraph" style:parent-style-name="Standard">
      <style:text-properties officeooo:rsid="004e9e43" officeooo:paragraph-rsid="004e9e43"/>
    </style:style>
    <style:style style:name="P84" style:family="paragraph" style:parent-style-name="Standard">
      <style:text-properties officeooo:rsid="004e9e43" officeooo:paragraph-rsid="004e9e43"/>
    </style:style>
    <style:style style:name="P85" style:family="paragraph" style:parent-style-name="Standard">
      <style:text-properties officeooo:rsid="00510b29" officeooo:paragraph-rsid="00510b29"/>
    </style:style>
    <style:style style:name="P86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87" style:family="paragraph" style:parent-style-name="Standard">
      <style:text-properties fo:color="#569cd6" loext:opacity="100%" style:font-name="Consolas" fo:font-size="10.5pt" fo:font-weight="normal" officeooo:rsid="00510b29" officeooo:paragraph-rsid="00510b29" fo:background-color="#1e1e1e"/>
    </style:style>
    <style:style style:name="P88" style:family="paragraph" style:parent-style-name="Standard">
      <style:paragraph-properties style:line-height-at-least="0.503cm"/>
      <style:text-properties fo:color="#6a9955" loext:opacity="100%" style:font-name="Consolas" fo:font-size="10.5pt" fo:font-weight="normal" fo:background-color="#1e1e1e"/>
    </style:style>
    <style:style style:name="P89" style:family="paragraph" style:parent-style-name="Standard">
      <style:paragraph-properties style:line-height-at-least="0.503cm"/>
    </style:style>
    <style:style style:name="P90" style:family="paragraph" style:parent-style-name="Standard">
      <style:text-properties officeooo:rsid="005277d7" officeooo:paragraph-rsid="005277d7"/>
    </style:style>
    <style:style style:name="P91" style:family="paragraph" style:parent-style-name="Standard">
      <style:text-properties officeooo:rsid="0052c771" officeooo:paragraph-rsid="0052c771"/>
    </style:style>
    <style:style style:name="T1" style:family="text">
      <style:text-properties officeooo:rsid="0012716b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Consolas" fo:font-size="10.5pt" fo:font-weight="normal"/>
    </style:style>
    <style:style style:name="T4" style:family="text">
      <style:text-properties fo:color="#569cd6" loext:opacity="100%" style:font-name="Consolas" fo:font-size="10.5pt" fo:font-weight="normal" fo:background-color="#1e1e1e" loext:char-shading-value="0"/>
    </style:style>
    <style:style style:name="T5" style:family="text">
      <style:text-properties fo:color="#d4d4d4" loext:opacity="100%" style:font-name="Consolas" fo:font-size="10.5pt" fo:font-weight="normal" fo:background-color="#1e1e1e" loext:char-shading-value="0"/>
    </style:style>
    <style:style style:name="T6" style:family="text">
      <style:text-properties fo:color="#d4d4d4" loext:opacity="100%" fo:background-color="#1e1e1e" loext:char-shading-value="0"/>
    </style:style>
    <style:style style:name="T7" style:family="text">
      <style:text-properties officeooo:rsid="0013f3ba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style:font-name="Consolas" fo:font-size="10.5pt" fo:font-weight="normal"/>
    </style:style>
    <style:style style:name="T10" style:family="text">
      <style:text-properties fo:color="#dcdcaa" loext:opacity="100%" style:font-name="Consolas" fo:font-size="10.5pt" fo:font-weight="normal" fo:background-color="#1e1e1e" loext:char-shading-value="0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style:font-name="Consolas" fo:font-size="10.5pt" fo:font-weight="normal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officeooo:rsid="00172a13"/>
    </style:style>
    <style:style style:name="T16" style:family="text">
      <style:text-properties fo:color="#9cdcfe" loext:opacity="100%"/>
    </style:style>
    <style:style style:name="T17" style:family="text">
      <style:text-properties fo:color="#9cdcfe" loext:opacity="100%" style:font-name="Consolas" fo:font-size="10.5pt" fo:font-weight="normal"/>
    </style:style>
    <style:style style:name="T18" style:family="text">
      <style:text-properties fo:color="#9cdcfe" loext:opacity="100%" style:font-name="Consolas" fo:font-size="10.5pt" fo:font-weight="normal" fo:background-color="#1e1e1e" loext:char-shading-value="0"/>
    </style:style>
    <style:style style:name="T19" style:family="text">
      <style:text-properties fo:color="#6a9955" loext:opacity="100%"/>
    </style:style>
    <style:style style:name="T20" style:family="text">
      <style:text-properties fo:color="#6a9955" loext:opacity="100%" style:font-name="Consolas" fo:font-size="10.5pt" fo:font-weight="normal"/>
    </style:style>
    <style:style style:name="T21" style:family="text">
      <style:text-properties fo:color="#4ec9b0" loext:opacity="100%"/>
    </style:style>
    <style:style style:name="T22" style:family="text">
      <style:text-properties fo:color="#4ec9b0" loext:opacity="100%" style:font-name="Consolas" fo:font-size="10.5pt" fo:font-weight="normal"/>
    </style:style>
    <style:style style:name="T23" style:family="text">
      <style:text-properties officeooo:rsid="001b7f38"/>
    </style:style>
    <style:style style:name="T24" style:family="text">
      <style:text-properties fo:color="#808080" loext:opacity="100%"/>
    </style:style>
    <style:style style:name="T25" style:family="text">
      <style:text-properties fo:color="#808080" loext:opacity="100%" style:font-name="Consolas" fo:font-size="10.5pt" fo:font-weight="normal"/>
    </style:style>
    <style:style style:name="T26" style:family="text">
      <style:text-properties fo:color="#808080" loext:opacity="100%" style:font-name="Consolas" fo:font-size="10.5pt" fo:font-weight="normal" fo:background-color="#1e1e1e" loext:char-shading-value="0"/>
    </style:style>
    <style:style style:name="T27" style:family="text">
      <style:text-properties officeooo:rsid="002137b6"/>
    </style:style>
    <style:style style:name="T28" style:family="text">
      <style:text-properties officeooo:rsid="00220d89"/>
    </style:style>
    <style:style style:name="T29" style:family="text">
      <style:text-properties fo:color="#b5cea8" loext:opacity="100%"/>
    </style:style>
    <style:style style:name="T30" style:family="text">
      <style:text-properties fo:color="#b5cea8" loext:opacity="100%" style:font-name="Consolas" fo:font-size="10.5pt" fo:font-weight="normal"/>
    </style:style>
    <style:style style:name="T31" style:family="text">
      <style:text-properties officeooo:rsid="0041d1f8"/>
    </style:style>
    <style:style style:name="T32" style:family="text">
      <style:text-properties officeooo:rsid="004260d4"/>
    </style:style>
    <style:style style:name="T33" style:family="text">
      <style:text-properties officeooo:rsid="00486b94"/>
    </style:style>
    <style:style style:name="T34" style:family="text">
      <style:text-properties officeooo:rsid="004c4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Creazione progetto</text:p>
      <text:p text:style-name="P1"/>
      <text:p text:style-name="P1">composer create-project --prefer-dist laravel/laravel:^8.2.0(numero versione di laravel che si vuole installare) NameProject</text:p>
      <text:p text:style-name="P1"/>
      <text:p text:style-name="P1">es. con v8.2.0</text:p>
      <text:p text:style-name="P1">composer create-project --prefer-dist laravel/laravel:^8.2.0 Nameproject</text:p>
      <text:p text:style-name="P1"/>
      <text:p text:style-name="P2">Bisogno di aiuto?</text:p>
      <text:p text:style-name="P2">php artisan –help</text:p>
      <text:p text:style-name="P2">php artisan list</text:p>
      <text:p text:style-name="P2"/>
      <text:p text:style-name="P3">2-Creare Controller</text:p>
      <text:p text:style-name="P3"/>
      <text:p text:style-name="P3">php artisan make:controller NomeController</text:p>
      <text:p text:style-name="P3"/>
      <text:p text:style-name="P3">php artisan make:controller <text:span text:style-name="T1">Nome</text:span>Controller –help <text:span text:style-name="T1">per ottenere lista aiuti su controller</text:span></text:p>
      <text:p text:style-name="P3"/>
      <text:p text:style-name="P4">Dopo aver creato il controller va importato dentro web.php cosi</text:p>
      <text:p text:style-name="P4"/>
      <text:p text:style-name="Standard">use App\Http\Controllers\<text:span text:style-name="T1">Nome</text:span>Controller; </text:p>
      <text:p text:style-name="Standard"/>
      <text:p text:style-name="P4">ovvero importando il path dove si trova il controller;</text:p>
      <text:p text:style-name="P4"/>
      <text:p text:style-name="P30">e creando una nuova route</text:p>
      <text:p text:style-name="P30"/>
      <text:p text:style-name="Standard">Route::get('/<text:span text:style-name="T7">endpoints</text:span>', [<text:span text:style-name="T7">Nome</text:span>Controller::class, '<text:span text:style-name="T7">funzionechechiamiamodalcontroller</text:span>']);</text:p>
      <text:p text:style-name="Standard"/>
      <text:p text:style-name="Standard"><text:span text:style-name="T7">es.</text:span>Route::get('/products', [ProductsController::class, 'index']);</text:p>
      <text:p text:style-name="P30"/>
      <text:p text:style-name="P33">Con Laravel 8 si puó anche chiamare cosi</text:p>
      <text:p text:style-name="P34">Route::get(‘/<text:span text:style-name="T15">endpoints</text:span>’, ‘App\Http\Controllers\<text:span text:style-name="T15">Nome</text:span>Controller@<text:span text:style-name="T15">funzionechechiamo</text:span>’);</text:p>
      <text:p text:style-name="P33">Route::get(‘/products’, ‘App\Http\Controllers\ProductsController@index’);</text:p>
      <text:p text:style-name="P33"/>
      <text:p text:style-name="P30">Dentro questa rotta chiamiamo con un metodo get l’endpoint che c’interessa e gli passiamo una classe dal controller e la funzione che chiamiamo dal controller</text:p>
      <text:p text:style-name="P30"/>
      <text:p text:style-name="P32">Fatto ció vado dentro il controller e creo la funzione che mi serve index in questo caso, questa non fa altro che ritornare il path della pagina che mi serve</text:p>
      <text:p text:style-name="P32"/>
      <text:p text:style-name="Standard"><text:s text:c="4"/>public function index() {</text:p>
      <text:p text:style-name="Standard"><text:s text:c="6"/>return view('products.index');</text:p>
      <text:p text:style-name="Standard"><text:s text:c="4"/>}</text:p>
      <text:p text:style-name="P32">creo la funzione pubblica index che mostra la pagina index dentro la cartella products, cartella products va dentro views</text:p>
      <text:p text:style-name="P30"/>
      <text:p text:style-name="P35">Posso passare variabili da dentro metodo o con compact se devo passarne multipli</text:p>
      <text:p text:style-name="P35"/>
      <text:p text:style-name="P6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{</text:span></text:p>
      <text:p text:style-name="P5">        <text:span text:style-name="T17">$title</text:span><text:span text:style-name="T13"> = </text:span><text:span text:style-name="T12">"Welcome to my Laravel 8 Course"</text:span><text:span text:style-name="T13">;</text:span></text:p>
      <text:p text:style-name="P5">        <text:span text:style-name="T17">$description</text:span><text:span text:style-name="T13"> = </text:span><text:span text:style-name="T12">"Created by me"</text:span><text:span text:style-name="T13">;</text:span></text:p>
      <text:p text:style-name="P17"/>
      <text:p text:style-name="P31"><text:soft-page-break/></text:p>
      <text:p text:style-name="P5">        <text:span text:style-name="T20"> return view('products.index', </text:span></text:p>
      <text:p text:style-name="P5">        <text:span text:style-name="T20"> compact('title','description'));</text:span></text:p>
      <text:p text:style-name="P36"/>
      <text:p text:style-name="P5">    <text:span text:style-name="T13">}</text:span></text:p>
      <text:p text:style-name="P35"/>
      <text:p text:style-name="P35">o con view per metodo singolo o array</text:p>
      <text:p text:style-name="P35"/>
      <text:p text:style-name="P6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{</text:span></text:p>
      <text:p text:style-name="P17"/>
      <text:p text:style-name="P5">        <text:span text:style-name="T17">$data</text:span><text:span text:style-name="T13"> = [</text:span></text:p>
      <text:p text:style-name="P5">            <text:span text:style-name="T12">'productOne'</text:span><text:span text:style-name="T13"> =&gt; </text:span><text:span text:style-name="T12">'iPhone'</text:span><text:span text:style-name="T13">,</text:span></text:p>
      <text:p text:style-name="P5">            <text:span text:style-name="T12">'productTwo'</text:span><text:span text:style-name="T13"> =&gt; </text:span><text:span text:style-name="T12">'Samsung'</text:span></text:p>
      <text:p text:style-name="P5">        <text:span text:style-name="T13">];</text:span></text:p>
      <text:p text:style-name="P31"/>
      <text:p text:style-name="P36"/>
      <text:p text:style-name="P31"/>
      <text:p text:style-name="P5">        <text:span text:style-name="T20"> return view('products.index')-&gt;with('data', $data);</text:span></text:p>
      <text:p text:style-name="P31"/>
      <text:p text:style-name="P17"/>
      <text:p text:style-name="P5">    <text:span text:style-name="T13">}</text:span></text:p>
      <text:p text:style-name="P35"/>
      <text:p text:style-name="P35">o direttamente da dentro metodo</text:p>
      <text:p text:style-name="P35"/>
      <text:p text:style-name="P6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{</text:span></text:p>
      <text:p text:style-name="P5">        <text:span text:style-name="T17">$title</text:span><text:span text:style-name="T13"> = </text:span><text:span text:style-name="T12">"Welcome to my Laravel 8 Course"</text:span><text:span text:style-name="T13">;</text:span></text:p>
      <text:p text:style-name="P5">        <text:span text:style-name="T17">$description</text:span><text:span text:style-name="T13"> = </text:span><text:span text:style-name="T12">"Created by me"</text:span><text:span text:style-name="T13">;</text:span></text:p>
      <text:p text:style-name="P5">        <text:span text:style-name="T17">$data</text:span><text:span text:style-name="T13"> = [</text:span></text:p>
      <text:p text:style-name="P5">            <text:span text:style-name="T12">'productOne'</text:span><text:span text:style-name="T13"> =&gt; </text:span><text:span text:style-name="T12">'iPhone'</text:span><text:span text:style-name="T13">,</text:span></text:p>
      <text:p text:style-name="P5">            <text:span text:style-name="T12">'productTwo'</text:span><text:span text:style-name="T13"> =&gt; </text:span><text:span text:style-name="T12">'Samsung'</text:span></text:p>
      <text:p text:style-name="P31"><text:span text:style-name="T6">        </text:span><text:span text:style-name="T5">];</text:span></text:p>
      <text:p text:style-name="P5">        <text:span text:style-name="T14">return</text:span><text:span text:style-name="T13"> </text:span><text:span text:style-name="T9">view</text:span><text:span text:style-name="T13">(</text:span><text:span text:style-name="T12">'products.index'</text:span><text:span text:style-name="T13">, [</text:span></text:p>
      <text:p text:style-name="P5">            <text:span text:style-name="T12">'data'</text:span><text:span text:style-name="T13"> =&gt; </text:span><text:span text:style-name="T17">$data</text:span></text:p>
      <text:p text:style-name="P5">        <text:span text:style-name="T13">]);</text:span></text:p>
      <text:p text:style-name="P5">    <text:span text:style-name="T13">}</text:span></text:p>
      <text:p text:style-name="P35"/>
      <text:p text:style-name="P38">ovviamente dentro blade uso o {{$nomevariabile}} per variabile o foreach per array per mostrare i dati</text:p>
      <text:p text:style-name="P38"/>
      <text:p text:style-name="P39">3-Creare metodo dinamico per le rotte</text:p>
      <text:p text:style-name="P39"/>
      <text:p text:style-name="P39">dentro web.php creo rotto a cui passo la variabile che creo dentro il controller a cui reagira dinamicamente la pagina dentro endpoint e come metodo il metodo show in questo caso dove definiro le variabili a cui farlo reagire</text:p>
      <text:p text:style-name="P39"/>
      <text:p text:style-name="P39">quindi questo dentro web.php</text:p>
      <text:p text:style-name="P39"/>
      <text:p text:style-name="P18"><text:span text:style-name="T21">Route</text:span>::<text:span text:style-name="T8">get</text:span>(<text:span text:style-name="T11">'/products/{name}'</text:span>, [<text:span text:style-name="T21">ProductsController</text:span>::<text:span text:style-name="T2">class</text:span>,<text:span text:style-name="T11">'show'</text:span>]);</text:p>
      <text:p text:style-name="P39"/>
      <text:p text:style-name="P39"/>
      <text:p text:style-name="P39">dentro controller creo metodo show</text:p>
      <text:p text:style-name="P39"/>
      <text:p text:style-name="P7"><text:soft-page-break/>    <text:span text:style-name="T3">public</text:span><text:span text:style-name="T13"> </text:span><text:span text:style-name="T3">function</text:span><text:span text:style-name="T13"> </text:span><text:span text:style-name="T9">show</text:span><text:span text:style-name="T13">(</text:span><text:span text:style-name="T17">$name</text:span><text:span text:style-name="T13">) {</text:span></text:p>
      <text:p text:style-name="P5">        <text:span text:style-name="T17">$data</text:span><text:span text:style-name="T13"> = [</text:span></text:p>
      <text:p text:style-name="P5">            <text:span text:style-name="T12">'iphone'</text:span><text:span text:style-name="T13"> =&gt; </text:span><text:span text:style-name="T12">'iPhone'</text:span><text:span text:style-name="T13">,</text:span></text:p>
      <text:p text:style-name="P5">            <text:span text:style-name="T12">'samsung'</text:span><text:span text:style-name="T13"> =&gt; </text:span><text:span text:style-name="T12">'Samsung'</text:span></text:p>
      <text:p text:style-name="P5">        <text:span text:style-name="T13">];</text:span></text:p>
      <text:p text:style-name="P31"/>
      <text:p text:style-name="P5">        <text:span text:style-name="T14">return</text:span><text:span text:style-name="T13"> </text:span><text:span text:style-name="T9">view</text:span><text:span text:style-name="T13">(</text:span><text:span text:style-name="T12">'products.index'</text:span><text:span text:style-name="T13">, [</text:span></text:p>
      <text:p text:style-name="P5">            <text:span text:style-name="T12">'products'</text:span><text:span text:style-name="T13"> =&gt; </text:span><text:span text:style-name="T17">$data</text:span><text:span text:style-name="T13">[</text:span><text:span text:style-name="T17">$name</text:span><text:span text:style-name="T13">] ?? </text:span><text:span text:style-name="T12">'Product '</text:span><text:span text:style-name="T13"> . </text:span><text:span text:style-name="T17">$name</text:span><text:span text:style-name="T13"> . </text:span><text:span text:style-name="T12">' does not exist'</text:span></text:p>
      <text:p text:style-name="P5">        <text:span text:style-name="T13">]);</text:span></text:p>
      <text:p text:style-name="P5">    <text:span text:style-name="T13">}</text:span></text:p>
      <text:p text:style-name="P39"/>
      <text:p text:style-name="P39">al metodo show passo la variabile name e array di prodotti <text:span text:style-name="T23">e questo metodo mostra la pagina index modificandolo in base al name a cui accedero e se inserisco un name inesistente mi mostra la pagina con il name inesistente inserito dentro pagina chiamero la variabile che ho definito prima della freccia {{$products}} in questo caso</text:span></text:p>
      <text:p text:style-name="P39"/>
      <text:p text:style-name="P40">Verifiche che endpoint siano numerici o stringhe o entrambi si fanno con metodo where a cui si passa variabile da verificare e cosa deve verificare</text:p>
      <text:p text:style-name="P40"/>
      <text:p text:style-name="P40">esempi vari</text:p>
      <text:p text:style-name="P40"/>
      <text:p text:style-name="P19">Verifica che id inserito sia numerico</text:p>
      <text:p text:style-name="P31"/>
      <text:p text:style-name="P17"><text:span text:style-name="T21">Route</text:span>::<text:span text:style-name="T8">get</text:span>(<text:span text:style-name="T11">'/products/{id}'</text:span>,</text:p>
      <text:p text:style-name="P17">[<text:span text:style-name="T21">ProductsController</text:span>::<text:span text:style-name="T2">class</text:span>, <text:span text:style-name="T11">'show'</text:span>])-&gt;<text:span text:style-name="T8">where</text:span>(<text:span text:style-name="T11">'id'</text:span>, <text:span text:style-name="T11">'[0-9]+'</text:span>);</text:p>
      <text:p text:style-name="P31"/>
      <text:p text:style-name="P17">Verifica che endpoint inserito sia <text:span text:style-name="T2">string</text:span></text:p>
      <text:p text:style-name="P31"/>
      <text:p text:style-name="P17"><text:span text:style-name="T21">Route</text:span>::<text:span text:style-name="T8">get</text:span>(<text:span text:style-name="T11">'/products/{name}'</text:span>,</text:p>
      <text:p text:style-name="P17">[<text:span text:style-name="T21">ProductsController</text:span>::<text:span text:style-name="T2">class</text:span>, <text:span text:style-name="T11">'show'</text:span>])-&gt;<text:span text:style-name="T8">where</text:span>(<text:span text:style-name="T11">'name'</text:span>,</text:p>
      <text:p text:style-name="P17"><text:span text:style-name="T11">'[a-zA-z]+'</text:span>);</text:p>
      <text:p text:style-name="P31"/>
      <text:p text:style-name="P17">Verifica che endpoint inserito sia primo stringa e secondo sia numerico</text:p>
      <text:p text:style-name="P31"/>
      <text:p text:style-name="P17"><text:span text:style-name="T21">Route</text:span>::<text:span text:style-name="T8">get</text:span>(<text:span text:style-name="T11">'/products/{name}/{id}'</text:span>,</text:p>
      <text:p text:style-name="P17">[<text:span text:style-name="T21">ProductsController</text:span>::<text:span text:style-name="T2">class</text:span>, <text:span text:style-name="T11">'show'</text:span>])-&gt;<text:span text:style-name="T8">where</text:span>([</text:p>
      <text:p text:style-name="P5">    <text:span text:style-name="T12">'name'</text:span><text:span text:style-name="T13"> =&gt; </text:span><text:span text:style-name="T12">'[a-z]+'</text:span><text:span text:style-name="T13">,</text:span></text:p>
      <text:p text:style-name="P5">    <text:span text:style-name="T12">'id'</text:span><text:span text:style-name="T13"> =&gt; </text:span><text:span text:style-name="T12">'[0-9]+'</text:span></text:p>
      <text:p text:style-name="P17">]);</text:p>
      <text:p text:style-name="P40"/>
      <text:p text:style-name="P40"/>
      <text:p text:style-name="P41">4-Passare url a button </text:p>
      <text:p text:style-name="P41">Dentro web.php tramite metodo name si passa endpoints al metodo i nomi possono essere diversi ma é buona prassi passare endpoint al metodo</text:p>
      <text:p text:style-name="P41"/>
      <text:p text:style-name="P20"><text:span text:style-name="T21">Route</text:span>::<text:span text:style-name="T8">get</text:span>(<text:span text:style-name="T11">'/products'</text:span>, [</text:p>
      <text:p text:style-name="P5">    <text:span text:style-name="T22">ProductsController</text:span><text:span text:style-name="T13">::</text:span><text:span text:style-name="T3">class</text:span><text:span text:style-name="T13">, </text:span><text:span text:style-name="T12">'index'</text:span><text:span text:style-name="T13">])-&gt;</text:span><text:span text:style-name="T9">name</text:span><text:span text:style-name="T13">(</text:span><text:span text:style-name="T12">'products'</text:span><text:span text:style-name="T13">);</text:span></text:p>
      <text:p text:style-name="P41"/>
      <text:p text:style-name="P41">Dentro pagina interessata si inserisce link con href {{route(‘nomeendpoint’)}}</text:p>
      <text:p text:style-name="P41"/>
      <text:p text:style-name="P20"><text:span text:style-name="T24">&lt;</text:span><text:span text:style-name="T2">a</text:span> <text:span text:style-name="T16">href</text:span>=<text:span text:style-name="T11">"</text:span><text:span text:style-name="T8">{{</text:span><text:span text:style-name="T11"> </text:span><text:span text:style-name="T8">route</text:span><text:span text:style-name="T11">('products') </text:span><text:span text:style-name="T8">}}</text:span><text:span text:style-name="T11">"</text:span><text:span text:style-name="T24">&gt;</text:span>Go to Products<text:span text:style-name="T24">&lt;/</text:span><text:span text:style-name="T2">a</text:span><text:span text:style-name="T24">&gt;</text:span></text:p>
      <text:p text:style-name="P41"/>
      <text:p text:style-name="P42"><text:soft-page-break/>5-Creare navbar reattiva si fa con class che verifica tramite ternario se endpoint su cui ci troviamo é quello voluto e se é quello voluto applica la classe che vogliamo </text:p>
      <text:p text:style-name="P42"/>
      <text:p text:style-name="P43"><text:span text:style-name="T27">es.</text:span><text:span text:style-name="T6">                </text:span><text:span text:style-name="T26">&lt;</text:span><text:span text:style-name="T4">li</text:span><text:span text:style-name="T26">&gt;</text:span></text:p>
      <text:p text:style-name="P5">                    <text:span text:style-name="T25">&lt;</text:span><text:span text:style-name="T3">a</text:span><text:span text:style-name="T13"> </text:span><text:span text:style-name="T17">href</text:span><text:span text:style-name="T13">=</text:span><text:span text:style-name="T12">"about"</text:span></text:p>
      <text:p text:style-name="P5">                    <text:span text:style-name="T17">class</text:span><text:span text:style-name="T13">=</text:span><text:span text:style-name="T12">"</text:span><text:span text:style-name="T9">{{</text:span><text:span text:style-name="T12"> </text:span><text:span text:style-name="T9">request</text:span><text:span text:style-name="T12">()</text:span><text:span text:style-name="T13">-&gt;</text:span><text:span text:style-name="T9">is</text:span><text:span text:style-name="T12">('about') ? 'active' : '' </text:span><text:span text:style-name="T9">}}</text:span><text:span text:style-name="T12">"</text:span></text:p>
      <text:p text:style-name="P5">                    <text:span text:style-name="T25">&gt;</text:span><text:span text:style-name="T13">About</text:span><text:span text:style-name="T25">&lt;/</text:span><text:span text:style-name="T3">a</text:span><text:span text:style-name="T25">&gt;</text:span></text:p>
      <text:p text:style-name="P5">                <text:span text:style-name="T25">&lt;/</text:span><text:span text:style-name="T3">li</text:span><text:span text:style-name="T25">&gt;</text:span></text:p>
      <text:p text:style-name="P42"/>
      <text:p text:style-name="P42">se endpoint é uguale ad about viene applicata la classe active</text:p>
      <text:p text:style-name="P42"/>
      <text:p text:style-name="P42">6-<text:span text:style-name="T28">Linkare immagini dentro laravel</text:span></text:p>
      <text:p text:style-name="P42"/>
      <text:p text:style-name="P44">Primo metodo si crea cartella images dentro public e dentro src di img dentro il blade si passa cosi</text:p>
      <text:p text:style-name="P44"/>
      <text:p text:style-name="P21"><text:span text:style-name="T16">src</text:span>=<text:span text:style-name="T11">"</text:span><text:span text:style-name="T8">{{</text:span><text:span text:style-name="T11"> </text:span><text:span text:style-name="T8">URL</text:span><text:span text:style-name="T11">('images/nomeimg') </text:span><text:span text:style-name="T8">}}</text:span><text:span text:style-name="T11">"</text:span></text:p>
      <text:p text:style-name="P44"/>
      <text:p text:style-name="P45">oppure si lancia da cmd line </text:p>
      <text:p text:style-name="P45"/>
      <text:p text:style-name="P45">php artisan storage:link</text:p>
      <text:p text:style-name="P45"/>
      <text:p text:style-name="P45">questo genera link da storage, le img si salvano dentro cartella storage e dentro html si passa cosi</text:p>
      <text:p text:style-name="P45"/>
      <text:p text:style-name="P22"><text:span text:style-name="T24">&lt;</text:span><text:span text:style-name="T2">img</text:span> <text:span text:style-name="T16">src</text:span>=<text:span text:style-name="T11">"</text:span><text:span text:style-name="T8">{{</text:span><text:span text:style-name="T11"> </text:span><text:span text:style-name="T8">URL</text:span><text:span text:style-name="T11">('storage/nomeimg') </text:span><text:span text:style-name="T8">}}</text:span><text:span text:style-name="T11">"</text:span> <text:span text:style-name="T16">alt</text:span>=<text:span text:style-name="T11">""</text:span><text:span text:style-name="T24">&gt;</text:span></text:p>
      <text:p text:style-name="P45"/>
      <text:p text:style-name="P46">in entrambi i casi url si puó sostituire con assett</text:p>
      <text:p text:style-name="P46"/>
      <text:p text:style-name="P47">7-Verifiche variabili</text:p>
      <text:p text:style-name="P47"/>
      <text:p text:style-name="P47">Metodo piú sempice é con if else if else con cui verifico e mostro su pagina in base alla condizione</text:p>
      <text:p text:style-name="P47"/>
      <text:p text:style-name="P23"><text:span text:style-name="T2">@if </text:span>(<text:span text:style-name="T29">5</text:span> &gt; <text:span text:style-name="T29">10</text:span>)</text:p>
      <text:p text:style-name="P17"><text:span text:style-name="T24">&lt;</text:span><text:span text:style-name="T2">p</text:span><text:span text:style-name="T24">&gt;</text:span>5 is lower than 10<text:span text:style-name="T24">&lt;/</text:span><text:span text:style-name="T2">p</text:span><text:span text:style-name="T24">&gt;</text:span></text:p>
      <text:p text:style-name="P17"><text:span text:style-name="T2">@elseif</text:span>(<text:span text:style-name="T29">5</text:span> == <text:span text:style-name="T29">10</text:span>)</text:p>
      <text:p text:style-name="P17"><text:span text:style-name="T24">&lt;</text:span><text:span text:style-name="T2">p</text:span><text:span text:style-name="T24">&gt;</text:span>5 is indeed lower than 10<text:span text:style-name="T24">&lt;/</text:span><text:span text:style-name="T2">p</text:span><text:span text:style-name="T24">&gt;</text:span></text:p>
      <text:p text:style-name="P17"><text:span text:style-name="T2">@else</text:span> </text:p>
      <text:p text:style-name="P17"><text:span text:style-name="T24">&lt;</text:span><text:span text:style-name="T2">h2</text:span><text:span text:style-name="T24">&gt;</text:span>All conditions are wrong!<text:span text:style-name="T24">&lt;/</text:span><text:span text:style-name="T2">h2</text:span><text:span text:style-name="T24">&gt;</text:span></text:p>
      <text:p text:style-name="P48">@endif</text:p>
      <text:p text:style-name="P47"/>
      <text:p text:style-name="P59">defindendo variabile dentro metodo che torna la pagina posso passarla alla pagina con with</text:p>
      <text:p text:style-name="P59"/>
      <text:p text:style-name="P8">    <text:span text:style-name="T3">public</text:span><text:span text:style-name="T13"> </text:span><text:span text:style-name="T3">function</text:span><text:span text:style-name="T13"> </text:span><text:span text:style-name="T9">about</text:span><text:span text:style-name="T13">() {</text:span></text:p>
      <text:p text:style-name="P5">        <text:span text:style-name="T17">$name</text:span><text:span text:style-name="T13"> = </text:span><text:span text:style-name="T12">"John"</text:span><text:span text:style-name="T13">;</text:span></text:p>
      <text:p text:style-name="P5">        <text:span text:style-name="T14">return</text:span><text:span text:style-name="T13"> </text:span><text:span text:style-name="T9">view</text:span><text:span text:style-name="T13">(</text:span><text:span text:style-name="T12">'about'</text:span><text:span text:style-name="T13">)-&gt;</text:span><text:span text:style-name="T9">with</text:span><text:span text:style-name="T13">(</text:span><text:span text:style-name="T12">'name'</text:span><text:span text:style-name="T13">, </text:span><text:span text:style-name="T17">$name</text:span><text:span text:style-name="T13">);</text:span></text:p>
      <text:p text:style-name="P5">    <text:span text:style-name="T13">}</text:span></text:p>
      <text:p text:style-name="P59"/>
      <text:p text:style-name="P59">con unless verifico che fino a che sussiste condizione dentro parentesi printo quello che espongo dentro parentesi</text:p>
      <text:p text:style-name="P59"><text:span text:style-name="T4">@unless </text:span><text:span text:style-name="T5">(</text:span><text:span text:style-name="T10">empty</text:span><text:span text:style-name="T5">(</text:span><text:span text:style-name="T18">$name</text:span><text:span text:style-name="T5">))</text:span></text:p>
      <text:p text:style-name="P5">    <text:span text:style-name="T25">&lt;</text:span><text:span text:style-name="T3">h2</text:span><text:span text:style-name="T25">&gt;</text:span><text:span text:style-name="T13">Name is not empty</text:span><text:span text:style-name="T25">&lt;/</text:span><text:span text:style-name="T3">h2</text:span><text:span text:style-name="T25">&gt;</text:span></text:p>
      <text:p text:style-name="P48">@endunless</text:p>
      <text:p text:style-name="P59"/>
      <text:p text:style-name="P59"><text:soft-page-break/>con empty verifico se é vuota o meno la varibiale, se é vuota printo quanto definito</text:p>
      <text:p text:style-name="P59"/>
      <text:p text:style-name="P24"><text:span text:style-name="T2">@empty</text:span>(<text:span text:style-name="T16">$name</text:span>)</text:p>
      <text:p text:style-name="P5">    <text:span text:style-name="T25">&lt;</text:span><text:span text:style-name="T3">h2</text:span><text:span text:style-name="T25">&gt;</text:span><text:span text:style-name="T13">Name is full</text:span><text:span text:style-name="T25">&lt;/</text:span><text:span text:style-name="T3">h2</text:span><text:span text:style-name="T25">&gt;</text:span></text:p>
      <text:p text:style-name="P48">@endempty</text:p>
      <text:p text:style-name="P60"/>
      <text:p text:style-name="P60"/>
      <text:p text:style-name="P60">con isset verifico se la variabile é stata istanziata o meno, se istanziata printo quanto definito</text:p>
      <text:p text:style-name="P60"/>
      <text:p text:style-name="P25"><text:span text:style-name="T2">@isset</text:span>(<text:span text:style-name="T16">$name</text:span>)</text:p>
      <text:p text:style-name="P17"><text:span text:style-name="T24">&lt;</text:span><text:span text:style-name="T2">h2</text:span><text:span text:style-name="T24">&gt;</text:span> set<text:span text:style-name="T24">&lt;/</text:span><text:span text:style-name="T2">h2</text:span><text:span text:style-name="T24">&gt;</text:span></text:p>
      <text:p text:style-name="P48">@endisset</text:p>
      <text:p text:style-name="P48"/>
      <text:p text:style-name="Standard">Se bisogna effetttuare piú check con la stessa variabile conviene usare switch questo verifica che la condizione data tra le parentesi sia vera, in questo caso gli passo la variabile name e controllo che essa sia uguale a dary o a john e printa quanto definito tra le parentesi che sono vere, posso aggiungere qaunti case voglio</text:p>
      <text:p text:style-name="P60"/>
      <text:p text:style-name="P25"><text:span text:style-name="T2">@switch</text:span>(<text:span text:style-name="T16">$name</text:span>)</text:p>
      <text:p text:style-name="P5">    <text:span text:style-name="T3">@case</text:span><text:span text:style-name="T13">(</text:span><text:span text:style-name="T12">'Dary'</text:span><text:span text:style-name="T13">)</text:span></text:p>
      <text:p text:style-name="P5">        <text:span text:style-name="T25">&lt;</text:span><text:span text:style-name="T3">h2</text:span><text:span text:style-name="T25">&gt;</text:span><text:span text:style-name="T13">Hello Dary</text:span><text:span text:style-name="T25">&lt;/</text:span><text:span text:style-name="T3">h2</text:span><text:span text:style-name="T25">&gt;</text:span></text:p>
      <text:p text:style-name="P5">        <text:span text:style-name="T3">@break</text:span></text:p>
      <text:p text:style-name="P5">    <text:span text:style-name="T3">@case</text:span><text:span text:style-name="T13">(</text:span><text:span text:style-name="T12">'John'</text:span><text:span text:style-name="T13">)</text:span></text:p>
      <text:p text:style-name="P5">        <text:span text:style-name="T25">&lt;</text:span><text:span text:style-name="T3">h2</text:span><text:span text:style-name="T25">&gt;</text:span><text:span text:style-name="T13">Hello is John</text:span><text:span text:style-name="T25">&lt;/</text:span><text:span text:style-name="T3">h2</text:span><text:span text:style-name="T25">&gt;</text:span></text:p>
      <text:p text:style-name="P5">        <text:span text:style-name="T3">@break</text:span></text:p>
      <text:p text:style-name="P5">    <text:span text:style-name="T3">@default</text:span></text:p>
      <text:p text:style-name="P5">        </text:p>
      <text:p text:style-name="P48">@endswitch</text:p>
      <text:p text:style-name="P60"/>
      <text:p text:style-name="P60"/>
      <text:p text:style-name="P60">8-Cicli</text:p>
      <text:p text:style-name="P60"/>
      <text:p text:style-name="P60">ciclo for printa fintanto che condizione tra parentesi si verifica, bisogna aumentare di uno la condizione per farlo proseguire fino al verificamento della condizione che interrompe il ciclo</text:p>
      <text:p text:style-name="P60"/>
      <text:p text:style-name="P25"><text:span text:style-name="T2">@for</text:span>(<text:span text:style-name="T16">$i</text:span> = <text:span text:style-name="T29">0</text:span>; <text:span text:style-name="T16">$i</text:span> &lt; <text:span text:style-name="T29">10</text:span>; <text:span text:style-name="T16">$i</text:span>++)</text:p>
      <text:p text:style-name="P17"><text:span text:style-name="T24">&lt;</text:span><text:span text:style-name="T2">h2</text:span><text:span text:style-name="T24">&gt;</text:span>Number <text:span text:style-name="T8">{{</text:span> <text:span text:style-name="T16">$i</text:span> + <text:span text:style-name="T29">1</text:span> <text:span text:style-name="T8">}}</text:span><text:span text:style-name="T24">&lt;/</text:span><text:span text:style-name="T2">h2</text:span><text:span text:style-name="T24">&gt;</text:span></text:p>
      <text:p text:style-name="P48">@endfor</text:p>
      <text:p text:style-name="P60"/>
      <text:p text:style-name="P60"/>
      <text:p text:style-name="P60">for each cicla array e printa ogni membro dell’array</text:p>
      <text:p text:style-name="P60"/>
      <text:p text:style-name="P25"><text:span text:style-name="T2">@foreach </text:span>(<text:span text:style-name="T16">$names</text:span> as <text:span text:style-name="T16">$item</text:span>)</text:p>
      <text:p text:style-name="P5">    <text:span text:style-name="T25">&lt;</text:span><text:span text:style-name="T3">h2</text:span><text:span text:style-name="T25">&gt;</text:span><text:span text:style-name="T9">{{</text:span><text:span text:style-name="T13"> </text:span><text:span text:style-name="T17">$item</text:span><text:span text:style-name="T13"> </text:span><text:span text:style-name="T9">}}</text:span><text:span text:style-name="T25">&lt;/</text:span><text:span text:style-name="T3">h2</text:span><text:span text:style-name="T25">&gt;</text:span></text:p>
      <text:p text:style-name="P48">@endforeach</text:p>
      <text:p text:style-name="P60"/>
      <text:p text:style-name="P60">for else cicla come foreach ma se array e vuoto printa alternativa decisa da noi</text:p>
      <text:p text:style-name="P60"/>
      <text:p text:style-name="P25"><text:span text:style-name="T2">@forelse </text:span>(<text:span text:style-name="T16">$names</text:span> as <text:span text:style-name="T16">$item</text:span>)</text:p>
      <text:p text:style-name="P5">    <text:span text:style-name="T25">&lt;</text:span><text:span text:style-name="T3">h2</text:span><text:span text:style-name="T25">&gt;</text:span><text:span text:style-name="T13">The name is </text:span><text:span text:style-name="T9">{{</text:span><text:span text:style-name="T13"> </text:span><text:span text:style-name="T17">$item</text:span><text:span text:style-name="T13"> </text:span><text:span text:style-name="T9">}}</text:span><text:span text:style-name="T25">&lt;/</text:span><text:span text:style-name="T3">h2</text:span><text:span text:style-name="T25">&gt;</text:span></text:p>
      <text:p text:style-name="P48">@empty</text:p>
      <text:p text:style-name="P5">    <text:span text:style-name="T25">&lt;</text:span><text:span text:style-name="T3">h2</text:span><text:span text:style-name="T25">&gt;</text:span><text:span text:style-name="T13">Nothing here</text:span><text:span text:style-name="T25">&lt;/</text:span><text:span text:style-name="T3">h2</text:span><text:span text:style-name="T25">&gt;</text:span></text:p>
      <text:p text:style-name="P48"><text:soft-page-break/>@endforelse</text:p>
      <text:p text:style-name="P60"/>
      <text:p text:style-name="P60">while printa fino a che condizione tra parentesi é vera, va interrotto con condizone che lo blocca altrimenti diventa infinito</text:p>
      <text:p text:style-name="P60"/>
      <text:p text:style-name="P25"><text:span text:style-name="T8">{{</text:span> <text:span text:style-name="T16">$i</text:span> = <text:span text:style-name="T29">0</text:span> <text:span text:style-name="T8">}}</text:span></text:p>
      <text:p text:style-name="P17"><text:span text:style-name="T2">@while </text:span>(<text:span text:style-name="T16">$i</text:span> &lt; <text:span text:style-name="T29">10</text:span>)</text:p>
      <text:p text:style-name="P5">    <text:span text:style-name="T9">{{</text:span><text:span text:style-name="T13"> </text:span><text:span text:style-name="T17">$i</text:span><text:span text:style-name="T13"> </text:span><text:span text:style-name="T9">}}</text:span></text:p>
      <text:p text:style-name="P5">    <text:span text:style-name="T9">{{</text:span><text:span text:style-name="T13"> </text:span><text:span text:style-name="T17">$i</text:span><text:span text:style-name="T13">++ </text:span><text:span text:style-name="T9">}}</text:span></text:p>
      <text:p text:style-name="P48">@endwhile</text:p>
      <text:p text:style-name="P60"/>
      <text:p text:style-name="P61">9-Installare Sass</text:p>
      <text:p text:style-name="P61"/>
      <text:p text:style-name="P61">Dentro webpack </text:p>
      <text:p text:style-name="P61"/>
      <text:p text:style-name="P26"><text:span text:style-name="T16">mix</text:span>.<text:span text:style-name="T8">js</text:span>(<text:span text:style-name="T11">'resources/js/app.js'</text:span>, <text:span text:style-name="T11">'public/js'</text:span>)</text:p>
      <text:p text:style-name="P5">    <text:span text:style-name="T13">.</text:span><text:span text:style-name="T9">sass</text:span><text:span text:style-name="T13">(</text:span><text:span text:style-name="T12">'resources/scss/app.scss'</text:span><text:span text:style-name="T13">, </text:span><text:span text:style-name="T12">'public/css'</text:span><text:span text:style-name="T13">, [</text:span></text:p>
      <text:p text:style-name="P5">        <text:span text:style-name="T20">//</text:span></text:p>
      <text:p text:style-name="P5">    <text:span text:style-name="T13">]);</text:span></text:p>
      <text:p text:style-name="P61"/>
      <text:p text:style-name="P61">dentro resources creo cartrella scss con dile app.scss, npm install,npm audit fix,npm run watch</text:p>
      <text:p text:style-name="P61"/>
      <text:p text:style-name="P61">con questi comandi compilo app css </text:p>
      <text:p text:style-name="P61">dentro blade app linko a css</text:p>
      <text:p text:style-name="P26">    <text:span text:style-name="T24">&lt;</text:span><text:span text:style-name="T2">link</text:span> </text:p>
      <text:p text:style-name="P5">        <text:span text:style-name="T17">rel</text:span><text:span text:style-name="T13">=</text:span><text:span text:style-name="T12">"stylesheet"</text:span><text:span text:style-name="T13"> </text:span></text:p>
      <text:p text:style-name="P5">        <text:span text:style-name="T17">href</text:span><text:span text:style-name="T13">=</text:span><text:span text:style-name="T12">"</text:span><text:span text:style-name="T9">{{</text:span><text:span text:style-name="T12"> </text:span><text:span text:style-name="T9">asset</text:span><text:span text:style-name="T12">('css/app.css') </text:span><text:span text:style-name="T9">}}</text:span><text:span text:style-name="T12">"</text:span></text:p>
      <text:p text:style-name="P5">    <text:span text:style-name="T25">/&gt;</text:span></text:p>
      <text:p text:style-name="P62"/>
      <text:p text:style-name="P63">9-Creazione database </text:p>
      <text:p text:style-name="P63">Si configura file env </text:p>
      <text:p text:style-name="P63">DB_DATABASE=nomedb creato su phpmyadmin</text:p>
      <text:p text:style-name="P63">DB_USERNAME=root</text:p>
      <text:p text:style-name="P63">DB_PASSWORD=root password di default, cambiare in base alla propria</text:p>
      <text:p text:style-name="P63"/>
      <text:p text:style-name="P63">creazione model</text:p>
      <text:p text:style-name="P63"><text:s/>php artisan make:model Nomemodel </text:p>
      <text:p text:style-name="P63">nome model deve essere al singolare</text:p>
      <text:p text:style-name="P63"/>
      <text:p text:style-name="P63">e infine creo table da cui aggiungo e tolgo colonne alla tabella nel db</text:p>
      <text:p text:style-name="P63"/>
      <text:p text:style-name="P63">php artisan make:migration create_nometable_table</text:p>
      <text:p text:style-name="P63"/>
      <text:p text:style-name="P63">oppure metodo piú efficiente creo model cosi</text:p>
      <text:p text:style-name="P63">php artisan make:model Post -m</text:p>
      <text:p text:style-name="P63"/>
      <text:p text:style-name="P63">questo comando crea table e migrations assieme,</text:p>
      <text:p text:style-name="P63"/>
      <text:p text:style-name="P64">fatto cio all’interno del metodo up dentro table creata aggiungo colonne di cui ho bisogno</text:p>
      <text:p text:style-name="P64"/>
      <text:p text:style-name="P64">es.esercizio</text:p>
      <text:p text:style-name="P64"/>
      <text:p text:style-name="P49"><text:soft-page-break/>&lt;?php</text:p>
      <text:p text:style-name="P31"/>
      <text:p text:style-name="P17"><text:span text:style-name="T2">use</text:span> Illuminate\Database\Migrations\<text:span text:style-name="T21">Migration</text:span>;</text:p>
      <text:p text:style-name="P17"><text:span text:style-name="T2">use</text:span> Illuminate\Database\Schema\<text:span text:style-name="T21">Blueprint</text:span>;</text:p>
      <text:p text:style-name="P17"><text:span text:style-name="T2">use</text:span> Illuminate\Support\Facades\<text:span text:style-name="T21">Schema</text:span>;</text:p>
      <text:p text:style-name="P31"/>
      <text:p text:style-name="P17"><text:span text:style-name="T2">class</text:span> <text:span text:style-name="T21">CreatePostsTable</text:span> <text:span text:style-name="T2">extends</text:span> <text:span text:style-name="T21">Migration</text:span></text:p>
      <text:p text:style-name="P17">{</text:p>
      <text:p text:style-name="P5">    <text:span text:style-name="T20">/**</text:span></text:p>
      <text:p text:style-name="P37">     <text:span text:style-name="T13">* Run the migrations.</text:span></text:p>
      <text:p text:style-name="P37">     <text:span text:style-name="T13">*</text:span></text:p>
      <text:p text:style-name="P5"><text:span text:style-name="T19">     </text:span><text:span text:style-name="T20">* </text:span><text:span text:style-name="T3">@return</text:span><text:span text:style-name="T20"> </text:span><text:span text:style-name="T3">void</text:span></text:p>
      <text:p text:style-name="P37">     <text:span text:style-name="T13">*/</text:span>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up</text:span><text:span text:style-name="T13">()</text:span></text:p>
      <text:p text:style-name="P5">    <text:span text:style-name="T13">{</text:span></text:p>
      <text:p text:style-name="P5">        <text:span text:style-name="T22">Schema</text:span><text:span text:style-name="T13">::</text:span><text:span text:style-name="T9">create</text:span><text:span text:style-name="T13">(</text:span><text:span text:style-name="T12">'posts'</text:span><text:span text:style-name="T13">, </text:span><text:span text:style-name="T3">function</text:span><text:span text:style-name="T13"> (</text:span><text:span text:style-name="T22">Blueprint</text:span><text:span text:style-name="T13"> </text:span><text:span text:style-name="T17">$table</text:span><text:span text:style-name="T13">) {</text:span></text:p>
      <text:p text:style-name="P5">            <text:span text:style-name="T17">$table</text:span><text:span text:style-name="T13">-&gt;</text:span><text:span text:style-name="T9">id</text:span><text:span text:style-name="T13">();</text:span></text:p>
      <text:p text:style-name="P5">            <text:span text:style-name="T17">$table</text:span><text:span text:style-name="T13">-&gt;</text:span><text:span text:style-name="T9">string</text:span><text:span text:style-name="T13">(</text:span><text:span text:style-name="T12">'title'</text:span><text:span text:style-name="T13">);</text:span></text:p>
      <text:p text:style-name="P5">            <text:span text:style-name="T17">$table</text:span><text:span text:style-name="T13">-&gt;</text:span><text:span text:style-name="T9">mediumText</text:span><text:span text:style-name="T13">(</text:span><text:span text:style-name="T12">'body'</text:span><text:span text:style-name="T13">);</text:span></text:p>
      <text:p text:style-name="P5">            <text:span text:style-name="T17">$table</text:span><text:span text:style-name="T13">-&gt;</text:span><text:span text:style-name="T9">timestamps</text:span><text:span text:style-name="T13">();</text:span></text:p>
      <text:p text:style-name="P5">        <text:span text:style-name="T13">});</text:span></text:p>
      <text:p text:style-name="P5">    <text:span text:style-name="T13">}</text:span></text:p>
      <text:p text:style-name="P31"/>
      <text:p text:style-name="P5">    <text:span text:style-name="T20">/**</text:span></text:p>
      <text:p text:style-name="P37">     <text:span text:style-name="T13">* Reverse the migrations.</text:span></text:p>
      <text:p text:style-name="P37">     <text:span text:style-name="T13">*</text:span></text:p>
      <text:p text:style-name="P5"><text:span text:style-name="T19">     </text:span><text:span text:style-name="T20">* </text:span><text:span text:style-name="T3">@return</text:span><text:span text:style-name="T20"> </text:span><text:span text:style-name="T3">void</text:span></text:p>
      <text:p text:style-name="P37">     <text:span text:style-name="T13">*/</text:span>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down</text:span><text:span text:style-name="T13">()</text:span></text:p>
      <text:p text:style-name="P5">    <text:span text:style-name="T13">{</text:span></text:p>
      <text:p text:style-name="P5">        <text:span text:style-name="T22">Schema</text:span><text:span text:style-name="T13">::</text:span><text:span text:style-name="T9">dropIfExists</text:span><text:span text:style-name="T13">(</text:span><text:span text:style-name="T12">'posts'</text:span><text:span text:style-name="T13">);</text:span></text:p>
      <text:p text:style-name="P5">    <text:span text:style-name="T13">}</text:span></text:p>
      <text:p text:style-name="P17">}</text:p>
      <text:p text:style-name="P64"/>
      <text:p text:style-name="P64">lancio php:artisan migrate per rendere effettive le modifiche al db</text:p>
      <text:p text:style-name="P64"/>
      <text:p text:style-name="P64">altri comandi utili</text:p>
      <text:p text:style-name="P64"/>
      <text:p text:style-name="P64">php artisan migrate:install</text:p>
      <text:p text:style-name="P64"/>
      <text:p text:style-name="P64">php artisan migrate:reset per droppare tutte colonne create</text:p>
      <text:p text:style-name="P64"/>
      <text:p text:style-name="P64">php artisan migrate:refresh per riuppare nel db tutte le colonne che abbiamo creato in precedenza</text:p>
      <text:p text:style-name="P64"/>
      <text:p text:style-name="P65">10-Inserire Dummy text</text:p>
      <text:p text:style-name="P65"/>
      <text:p text:style-name="P65">Creo nuovo factory</text:p>
      <text:p text:style-name="P65"/>
      <text:p text:style-name="P65">php artisan make:factory PostFactory --model=Post</text:p>
      <text:p text:style-name="P65"/>
      <text:p text:style-name="P65">php artisan make:factory NomeFactory –model=NomeMOdelDaUsare</text:p>
      <text:p text:style-name="P65"><text:soft-page-break/>dentro postfactory definisco dentro definition cosa voglio popolare e come mediante uso faker,</text:p>
      <text:p text:style-name="P65">inoltre devo importare </text:p>
      <text:p text:style-name="P27"><text:span text:style-name="T2">use</text:span> Illuminate\Support\<text:span text:style-name="T21">Str</text:span>;</text:p>
      <text:p text:style-name="P65"/>
      <text:p text:style-name="P65">e specificare dove si trova la classe che voglio usare</text:p>
      <text:p text:style-name="P65"/>
      <text:p text:style-name="P27"><text:span text:style-name="T2">protected</text:span> <text:span text:style-name="T16">$model</text:span> = \App\Models\<text:span text:style-name="T21">Post</text:span>::<text:span text:style-name="T2">class</text:span>;</text:p>
      <text:p text:style-name="P65"/>
      <text:p text:style-name="P65">caretlla app models é sempre uguale Post::class varia in base al model che mi voglio chiamare</text:p>
      <text:p text:style-name="P65"/>
      <text:p text:style-name="P65">es.pagina completa</text:p>
      <text:p text:style-name="P65"/>
      <text:p text:style-name="P50">&lt;?php</text:p>
      <text:p text:style-name="P31"/>
      <text:p text:style-name="P17"><text:span text:style-name="T2">namespace</text:span> <text:span text:style-name="T21">Database\Factories</text:span>;</text:p>
      <text:p text:style-name="P31"/>
      <text:p text:style-name="P17"><text:span text:style-name="T2">use</text:span> App\Models\<text:span text:style-name="T21">Post</text:span>;</text:p>
      <text:p text:style-name="P17"><text:span text:style-name="T2">use</text:span> Illuminate\Database\Eloquent\Factories\<text:span text:style-name="T21">Factory</text:span>;</text:p>
      <text:p text:style-name="P17"><text:span text:style-name="T2">use</text:span> Illuminate\Support\<text:span text:style-name="T21">Str</text:span>;</text:p>
      <text:p text:style-name="P31"/>
      <text:p text:style-name="P17"><text:span text:style-name="T2">class</text:span> <text:span text:style-name="T21">PostFactory</text:span> <text:span text:style-name="T2">extends</text:span> <text:span text:style-name="T21">Factory</text:span></text:p>
      <text:p text:style-name="P17">{</text:p>
      <text:p text:style-name="P5">    <text:span text:style-name="T20">/**</text:span></text:p>
      <text:p text:style-name="P37">     <text:span text:style-name="T13">* The name of the factory's corresponding model.</text:span></text:p>
      <text:p text:style-name="P37">     <text:span text:style-name="T13">*</text:span></text:p>
      <text:p text:style-name="P5"><text:span text:style-name="T19">     </text:span><text:span text:style-name="T20">* </text:span><text:span text:style-name="T3">@var</text:span><text:span text:style-name="T20"> </text:span><text:span text:style-name="T3">string</text:span></text:p>
      <text:p text:style-name="P37">     <text:span text:style-name="T13">*/</text:span></text:p>
      <text:p text:style-name="P5">    <text:span text:style-name="T3">protected</text:span><text:span text:style-name="T13"> </text:span><text:span text:style-name="T17">$model</text:span><text:span text:style-name="T13"> = \App\Models\</text:span><text:span text:style-name="T22">Post</text:span><text:span text:style-name="T13">::</text:span><text:span text:style-name="T3">class</text:span><text:span text:style-name="T13">;</text:span></text:p>
      <text:p text:style-name="P31"/>
      <text:p text:style-name="P5">    <text:span text:style-name="T20">/**</text:span></text:p>
      <text:p text:style-name="P37">     <text:span text:style-name="T13">* Define the model's default state.</text:span></text:p>
      <text:p text:style-name="P37">     <text:span text:style-name="T13">*</text:span></text:p>
      <text:p text:style-name="P5"><text:span text:style-name="T19">     </text:span><text:span text:style-name="T20">* </text:span><text:span text:style-name="T3">@return</text:span><text:span text:style-name="T20"> </text:span><text:span text:style-name="T3">array</text:span></text:p>
      <text:p text:style-name="P37">     <text:span text:style-name="T13">*/</text:span>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definition</text:span><text:span text:style-name="T13">()</text:span></text:p>
      <text:p text:style-name="P5">    <text:span text:style-name="T13">{</text:span></text:p>
      <text:p text:style-name="P5">        <text:span text:style-name="T14">return</text:span><text:span text:style-name="T13"> [</text:span></text:p>
      <text:p text:style-name="P5">            <text:span text:style-name="T12">'title'</text:span><text:span text:style-name="T13"> =&gt; </text:span><text:span text:style-name="T3">$this</text:span><text:span text:style-name="T13">-&gt;</text:span><text:span text:style-name="T17">faker</text:span><text:span text:style-name="T13">-&gt;</text:span><text:span text:style-name="T17">title</text:span><text:span text:style-name="T13">,</text:span></text:p>
      <text:p text:style-name="P5">            <text:span text:style-name="T12">'body'</text:span><text:span text:style-name="T13"> =&gt; </text:span><text:span text:style-name="T3">$this</text:span><text:span text:style-name="T13">-&gt;</text:span><text:span text:style-name="T17">faker</text:span><text:span text:style-name="T13">-&gt;</text:span><text:span text:style-name="T17">paragraph</text:span><text:span text:style-name="T13">,</text:span></text:p>
      <text:p text:style-name="P5">            <text:span text:style-name="T12">'created_at'</text:span><text:span text:style-name="T13"> =&gt; </text:span><text:span text:style-name="T9">now</text:span><text:span text:style-name="T13">(),</text:span></text:p>
      <text:p text:style-name="P5">        <text:span text:style-name="T13">];</text:span></text:p>
      <text:p text:style-name="P5">    <text:span text:style-name="T13">}</text:span></text:p>
      <text:p text:style-name="P17">}</text:p>
      <text:p text:style-name="P65"/>
      <text:p text:style-name="P65">da cmd line lancio tinker</text:p>
      <text:p text:style-name="P65">php artisan tinker</text:p>
      <text:p text:style-name="P65"/>
      <text:p text:style-name="P65">e dentro tinker lancio</text:p>
      <text:p text:style-name="P65"/>
      <text:p text:style-name="P65">\App\Models\Post::factory()→count(2)→create();</text:p>
      <text:p text:style-name="P65"/>
      <text:p text:style-name="P65">\App\Models\Nomefactory(Post factory in esempio sopra)::factory()→count(2)→create();</text:p>
      <text:p text:style-name="P65"><text:soft-page-break/>con questo comando creo e popola nuova riga,dentro count specifico quante ne voglio popolare 2 in esempio</text:p>
      <text:p text:style-name="P65"/>
      <text:p text:style-name="P66">11-Query</text:p>
      <text:p text:style-name="P66"/>
      <text:p text:style-name="P66">Dentro Controller aggiungere</text:p>
      <text:p text:style-name="P66"/>
      <text:p text:style-name="P28"><text:span text:style-name="T2">use</text:span> Illuminate\Support\Facades\<text:span text:style-name="T21">Db</text:span>;</text:p>
      <text:p text:style-name="P66"/>
      <text:p text:style-name="P66">e dentro function che stiamo usando</text:p>
      <text:p text:style-name="P66"/>
      <text:p text:style-name="P9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select</text:span><text:span text:style-name="T13">(</text:span><text:span text:style-name="T12">'select * from posts'</text:span><text:span text:style-name="T13">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66"/>
      <text:p text:style-name="P66">cosi facendo prendiamo tutte le righe inserite dentro </text:p>
      <text:p text:style-name="P66"/>
      <text:p text:style-name="P66">se voglio specificare qualcosa </text:p>
      <text:p text:style-name="P66"/>
      <text:p text:style-name="P66">diventa</text:p>
      <text:p text:style-name="P66"/>
      <text:p text:style-name="P9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select</text:span><text:span text:style-name="T13">(</text:span><text:span text:style-name="T12">'select * from posts WHERE id = :id'</text:span><text:span text:style-name="T13">, [</text:span><text:span text:style-name="T12">'id'</text:span><text:span text:style-name="T13"> =&gt; </text:span><text:span text:style-name="T30">7</text:span><text:span text:style-name="T13">]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66"/>
      <text:p text:style-name="P66">printo solo dove id = 7</text:p>
      <text:p text:style-name="P66"/>
      <text:p text:style-name="P66">pagina completa esempio</text:p>
      <text:p text:style-name="P66"/>
      <text:p text:style-name="P51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select</text:span><text:span text:style-name="T13">(</text:span><text:span text:style-name="T12">'select * from posts WHERE id = :id'</text:span><text:span text:style-name="T13">, [</text:span><text:span text:style-name="T12">'id'</text:span><text:span text:style-name="T13"> =&gt; </text:span><text:span text:style-name="T30">7</text:span><text:span text:style-name="T13">]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66"/>
      <text:p text:style-name="P67"><text:soft-page-break/>12-Query con eloquent</text:p>
      <text:p text:style-name="P67"/>
      <text:p text:style-name="P67">con metodo table chiamo la table che voglio , seleziono il where e con il get lo prendo, in questo caso dove id = 1</text:p>
      <text:p text:style-name="P67"/>
      <text:p text:style-name="P52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where</text:span><text:span text:style-name="T13">(</text:span><text:span text:style-name="T12">'id'</text:span><text:span text:style-name="T13">, </text:span><text:span text:style-name="T17">$id</text:span><text:span text:style-name="T13">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67"/>
      <text:p text:style-name="P68">cosi selezioni tutti i body, con questo metodo posso selezionare tutte le colonne che mi occorrono</text:p>
      <text:p text:style-name="P68"/>
      <text:p text:style-name="P53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select</text:span><text:span text:style-name="T13">(</text:span><text:span text:style-name="T12">'body'</text:span><text:span text:style-name="T13">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68"/>
      <text:p text:style-name="P69"><text:soft-page-break/>dentro where primo parametro é la colonna da controllare, il secondo é l’operatore da eseguire, la terza colonna é il parametro da confrontare, cosi facendo ci mostra tutti quelli con created at magiori di now</text:p>
      <text:p text:style-name="P53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where</text:span><text:span text:style-name="T13">(</text:span><text:span text:style-name="T12">'created_at'</text:span><text:span text:style-name="T13">, </text:span><text:span text:style-name="T12">'&gt;'</text:span><text:span text:style-name="T13">, </text:span><text:span text:style-name="T9">now</text:span><text:span text:style-name="T13">()-&gt;</text:span><text:span text:style-name="T9">subDay</text:span><text:span text:style-name="T13">()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17"/>
      <text:p text:style-name="P70">con where/orwhere se prima condizione non torna niente printa qualcosa con seconda condizione</text:p>
      <text:p text:style-name="P70"/>
      <text:p text:style-name="P54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20">// $id = 1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where</text:span><text:span text:style-name="T13">(</text:span><text:span text:style-name="T12">'created_at'</text:span><text:span text:style-name="T13">, </text:span><text:span text:style-name="T12">'&lt;'</text:span><text:span text:style-name="T13">, </text:span><text:span text:style-name="T9">now</text:span><text:span text:style-name="T13">()-&gt;</text:span><text:span text:style-name="T9">subDay</text:span><text:span text:style-name="T13">())</text:span></text:p>
      <text:p text:style-name="P5">            <text:span text:style-name="T13">-&gt;</text:span><text:span text:style-name="T9">orWhere</text:span><text:span text:style-name="T13">(</text:span><text:span text:style-name="T12">'title'</text:span><text:span text:style-name="T13">, </text:span><text:span text:style-name="T12">'Prof.'</text:span><text:span text:style-name="T13">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70"/>
      <text:p text:style-name="P71">con wherebeetween</text:p>
      <text:p text:style-name="P71"><text:soft-page-break/>verifico un dato e mostro quelli che si trovano compresi nella fascia specificata</text:p>
      <text:p text:style-name="P71"/>
      <text:p text:style-name="P55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wherebetween</text:span><text:span text:style-name="T13">(</text:span><text:span text:style-name="T12">'id'</text:span><text:span text:style-name="T13">, [</text:span><text:span text:style-name="T30">1</text:span><text:span text:style-name="T13">,</text:span><text:span text:style-name="T30">3</text:span><text:span text:style-name="T13">]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17"/>
      <text:p text:style-name="P72">where not null printa dove colonna selezionata non é vuota </text:p>
      <text:p text:style-name="P56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whereNotNull</text:span><text:span text:style-name="T13">(</text:span><text:span text:style-name="T12">'title'</text:span><text:span text:style-name="T13">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17"/>
      <text:p text:style-name="P17"/>
      <text:p text:style-name="P17"/>
      <text:p text:style-name="P17"/>
      <text:p text:style-name="P17"/>
      <text:p text:style-name="P73"><text:soft-page-break/>con distinct printo tutti i valori unici selezionati,se sono presenti 2 valori uguali non printo niente</text:p>
      <text:p text:style-name="P72"/>
      <text:p text:style-name="P56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select</text:span><text:span text:style-name="T13">(</text:span><text:span text:style-name="T12">'title'</text:span><text:span text:style-name="T13">)</text:span></text:p>
      <text:p text:style-name="P5">            <text:span text:style-name="T13">-&gt;</text:span><text:span text:style-name="T9">distinct</text:span><text:span text:style-name="T13">(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72"/>
      <text:p text:style-name="P74">con orderby si passano 2 valori il primo é il campo da ordinare e il secondo se ordinarlo in maniera ascendente o discendente</text:p>
      <text:p text:style-name="P74"/>
      <text:p text:style-name="P57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orderBy</text:span><text:span text:style-name="T13">(</text:span><text:span text:style-name="T12">'title'</text:span><text:span text:style-name="T13">, </text:span><text:span text:style-name="T12">'asc'</text:span><text:span text:style-name="T13">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74"/>
      <text:p text:style-name="P74"/>
      <text:p text:style-name="P75"><text:soft-page-break/>con latest si ordina in base al created at in ordine discendente, <text:span text:style-name="T31">se sostituisco oldest a latest stampo al contrario in ordine ascendente,</text:span><text:span text:style-name="T32">sostituendo latest con inRandomOrder printo </text:span></text:p>
      <text:p text:style-name="P75"/>
      <text:p text:style-name="P58">&lt;?php</text:p>
      <text:p text:style-name="P31"/>
      <text:p text:style-name="P17"><text:span text:style-name="T2">namespace</text:span> <text:span text:style-name="T21">App\Http\Controllers</text:span>;</text:p>
      <text:p text:style-name="P31"/>
      <text:p text:style-name="P17"><text:span text:style-name="T2">use</text:span> Illuminate\Http\<text:span text:style-name="T21">Request</text:span>;</text:p>
      <text:p text:style-name="P17"><text:span text:style-name="T2">use</text:span> Illuminate\Support\Facades\<text:span text:style-name="T21">Db</text:span>;</text:p>
      <text:p text:style-name="P31"/>
      <text:p text:style-name="P17"><text:span text:style-name="T2">class</text:span> <text:span text:style-name="T21">PostsController</text:span> <text:span text:style-name="T2">extends</text:span> <text:span text:style-name="T21">Controller</text:span></text:p>
      <text:p text:style-name="P17">{</text:p>
      <text:p text:style-name="P5">    <text:span text:style-name="T3">public</text:span><text:span text:style-name="T13"> </text:span><text:span text:style-name="T3">function</text:span><text:span text:style-name="T13"> </text:span><text:span text:style-name="T9">index</text:span><text:span text:style-name="T13">() </text:span></text:p>
      <text:p text:style-name="P5">    <text:span text:style-name="T13">{</text:span></text:p>
      <text:p text:style-name="P31"/>
      <text:p text:style-name="P5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latest</text:span><text:span text:style-name="T13">()</text:span></text:p>
      <text:p text:style-name="P5">            <text:span text:style-name="T13">-&gt;</text:span><text:span text:style-name="T9">get</text:span><text:span text:style-name="T13">();</text:span></text:p>
      <text:p text:style-name="P31"/>
      <text:p text:style-name="P5">        <text:span text:style-name="T9">dd</text:span><text:span text:style-name="T13">(</text:span><text:span text:style-name="T17">$posts</text:span><text:span text:style-name="T13">);</text:span></text:p>
      <text:p text:style-name="P5">    <text:span text:style-name="T13">}</text:span></text:p>
      <text:p text:style-name="P17">}</text:p>
      <text:p text:style-name="P75"/>
      <text:p text:style-name="P75"/>
      <text:p text:style-name="P76">oltre al get esistono altri metodi di output</text:p>
      <text:p text:style-name="P76"/>
      <text:p text:style-name="P76">first printa solo primo risultato di ricerca effettuata</text:p>
      <text:p text:style-name="P76"/>
      <text:p text:style-name="P10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oderBy</text:span><text:span text:style-name="T13">(</text:span><text:span text:style-name="T12">'created_at'</text:span><text:span text:style-name="T13">,</text:span><text:span text:style-name="T12">'desc'</text:span><text:span text:style-name="T13">)</text:span></text:p>
      <text:p text:style-name="P5">            <text:span text:style-name="T13">-&gt;</text:span><text:span text:style-name="T9">first</text:span><text:span text:style-name="T13">();</text:span></text:p>
      <text:p text:style-name="P77">a fist si puó anche passare una variabile di cui si vuole printare il primo</text:p>
      <text:p text:style-name="P77"/>
      <text:p text:style-name="P77">con find cerca valore che gli passiamo, in questo caso id che vogliamo</text:p>
      <text:p text:style-name="P77"/>
      <text:p text:style-name="P29"><text:span text:style-name="T16">$id</text:span> = <text:span text:style-name="T29">1</text:span>;</text:p>
      <text:p text:style-name="P77"/>
      <text:p text:style-name="P11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find</text:span><text:span text:style-name="T13">(</text:span><text:span text:style-name="T17">$id</text:span><text:span text:style-name="T13">);</text:span></text:p>
      <text:p text:style-name="P77"/>
      <text:p text:style-name="P78">si puó passare anche numero al posto di variabile</text:p>
      <text:p text:style-name="P78"/>
      <text:p text:style-name="P79">metodo count con where printa solo</text:p>
      <text:p text:style-name="P79"/>
      <text:p text:style-name="P12">        <text:span text:style-name="T17">$id</text:span><text:span text:style-name="T13"> = </text:span><text:span text:style-name="T30">1</text:span><text:span text:style-name="T13">;</text:span></text:p>
      <text:p text:style-name="P31"/>
      <text:p text:style-name="P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where</text:span><text:span text:style-name="T13">(</text:span><text:span text:style-name="T12">'id'</text:span><text:span text:style-name="T13">, </text:span><text:span text:style-name="T17">$id</text:span><text:span text:style-name="T13">)</text:span></text:p>
      <text:p text:style-name="P5">            <text:span text:style-name="T13">-&gt;</text:span><text:span text:style-name="T9">count</text:span><text:span text:style-name="T13">();</text:span></text:p>
      <text:p text:style-name="P79"/>
      <text:p text:style-name="P79"><text:soft-page-break/>id che gli abbiamo chiesto in questo caso 1, senza where ma solo count printa il numero di id che abbiamo in questo caso 4 visto che abbiamo 4 post nel db</text:p>
      <text:p text:style-name="P79"/>
      <text:p text:style-name="P80">min/max stampa il valore minimo o massimo della colonna selezionata</text:p>
      <text:p text:style-name="P80"/>
      <text:p text:style-name="P13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max</text:span><text:span text:style-name="T13">(</text:span><text:span text:style-name="T12">'id'</text:span><text:span text:style-name="T13">);</text:span></text:p>
      <text:p text:style-name="P80"><text:s/><text:span text:style-name="T33">sum stampa la somma della colonna che selezioniamo </text:span></text:p>
      <text:p text:style-name="P13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sum</text:span><text:span text:style-name="T13">(</text:span><text:span text:style-name="T12">'id'</text:span><text:span text:style-name="T13">);</text:span></text:p>
      <text:p text:style-name="P80"/>
      <text:p text:style-name="P81">avg stampa la media della colonna selezionata</text:p>
      <text:p text:style-name="P81"/>
      <text:p text:style-name="P14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    <text:span text:style-name="T13">-&gt;</text:span><text:span text:style-name="T9">avg</text:span><text:span text:style-name="T13">(</text:span><text:span text:style-name="T12">'id'</text:span><text:span text:style-name="T13">);</text:span></text:p>
      <text:p text:style-name="P81"/>
      <text:p text:style-name="P81"/>
      <text:p text:style-name="P82">Inserire nuovi dati nel databse creo metodo insert <text:s/>a cui passo array con titolo colonna da riempire e conten<text:span text:style-name="T34">ut</text:span>o da inserire</text:p>
      <text:p text:style-name="P82"/>
      <text:p text:style-name="P15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<text:span text:style-name="T13">-&gt;</text:span><text:span text:style-name="T9">where</text:span><text:span text:style-name="T13">(</text:span><text:span text:style-name="T12">'id'</text:span><text:span text:style-name="T13">, </text:span><text:span text:style-name="T12">'='</text:span><text:span text:style-name="T13">, </text:span><text:span text:style-name="T30">1</text:span><text:span text:style-name="T13">)</text:span></text:p>
      <text:p text:style-name="P5">            <text:span text:style-name="T13">-&gt;</text:span><text:span text:style-name="T9">update</text:span><text:span text:style-name="T13">([</text:span></text:p>
      <text:p text:style-name="P5">                <text:span text:style-name="T12">'title'</text:span><text:span text:style-name="T13"> =&gt; </text:span><text:span text:style-name="T12">'New Title'</text:span><text:span text:style-name="T13">, </text:span><text:span text:style-name="T12">'body'</text:span><text:span text:style-name="T13"> =&gt; </text:span><text:span text:style-name="T12">'Updated Body'</text:span></text:p>
      <text:p text:style-name="P5">            <text:span text:style-name="T13">]);</text:span></text:p>
      <text:p text:style-name="P82"/>
      <text:p text:style-name="P83">con delete invece cancello</text:p>
      <text:p text:style-name="P83"/>
      <text:p text:style-name="P16">        <text:span text:style-name="T17">$posts</text:span><text:span text:style-name="T13"> = </text:span><text:span text:style-name="T22">DB</text:span><text:span text:style-name="T13">::</text:span><text:span text:style-name="T9">table</text:span><text:span text:style-name="T13">(</text:span><text:span text:style-name="T12">'posts'</text:span><text:span text:style-name="T13">)</text:span></text:p>
      <text:p text:style-name="P5">        <text:span text:style-name="T13">-&gt;</text:span><text:span text:style-name="T9">where</text:span><text:span text:style-name="T13">(</text:span><text:span text:style-name="T12">'id'</text:span><text:span text:style-name="T13">, </text:span><text:span text:style-name="T12">'='</text:span><text:span text:style-name="T13">, </text:span><text:span text:style-name="T30">1</text:span><text:span text:style-name="T13">)</text:span></text:p>
      <text:p text:style-name="P5">            <text:span text:style-name="T13">-&gt;</text:span><text:span text:style-name="T9">delete</text:span><text:span text:style-name="T13">();</text:span></text:p>
      <text:p text:style-name="P83"/>
      <text:p text:style-name="P85">13-Creazione Controller con resource</text:p>
      <text:p text:style-name="P85"/>
      <text:p text:style-name="P85">php artisan make:controller NomeController –resource</text:p>
      <text:p text:style-name="P85"/>
      <text:p text:style-name="P85">con questo comando si crea controller con tutti i metodi al suo interno</text:p>
      <text:p text:style-name="P85"/>
      <text:p text:style-name="P85">dentro web.php si chiama direttamente endpoint e questo controller cosi, ovvimente dopo averlo importato</text:p>
      <text:p text:style-name="P85"/>
      <text:p text:style-name="P87">&lt;?php</text:p>
      <text:p text:style-name="P31"/>
      <text:p text:style-name="P17"><text:span text:style-name="T2">use</text:span> Illuminate\Support\Facades\<text:span text:style-name="T21">Route</text:span>;</text:p>
      <text:p text:style-name="P17"><text:span text:style-name="T2">use</text:span> App\Http\Controllers\<text:span text:style-name="T21">CarsController</text:span>;</text:p>
      <text:p text:style-name="P36">/*</text:p>
      <text:p text:style-name="P36">|--------------------------------------------------------------------------</text:p>
      <text:p text:style-name="P36">| Web Routes</text:p>
      <text:p text:style-name="P36">|--------------------------------------------------------------------------</text:p>
      <text:p text:style-name="P36">|</text:p>
      <text:p text:style-name="P36">| Here is where you can register web routes for your application. These</text:p>
      <text:p text:style-name="P36">| routes are loaded by the RouteServiceProvider within a group which</text:p>
      <text:p text:style-name="P36"><text:soft-page-break/>| contains the "web" middleware group. Now create something great!</text:p>
      <text:p text:style-name="P36">|</text:p>
      <text:p text:style-name="P36">*/</text:p>
      <text:p text:style-name="P31"/>
      <text:p text:style-name="P17"><text:span text:style-name="T21">Route</text:span>::<text:span text:style-name="T8">resource</text:span>(<text:span text:style-name="T11">'/cars'</text:span>, <text:span text:style-name="T21">CarsController</text:span>::<text:span text:style-name="T2">class</text:span>);</text:p>
      <text:p text:style-name="P85"/>
      <text:p text:style-name="P90">COMANDO PER CONTROLLARE ROTTE</text:p>
      <text:p text:style-name="P85">php artisan route:list</text:p>
      <text:p text:style-name="P85"/>
      <text:p text:style-name="P91">12.56</text:p>
      <text:p text:style-name="P8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5T13:29:13.686000000</dc:date>
    <meta:editing-duration>PT9H9M36S</meta:editing-duration>
    <meta:editing-cycles>47</meta:editing-cycles>
    <meta:generator>LibreOffice/7.1.3.2$Windows_X86_64 LibreOffice_project/47f78053abe362b9384784d31a6e56f8511eb1c1</meta:generator>
    <meta:document-statistic meta:table-count="0" meta:image-count="0" meta:object-count="0" meta:page-count="16" meta:paragraph-count="505" meta:word-count="2211" meta:character-count="17569" meta:non-whitespace-character-count="14159"/>
  </office:meta>
</office:document-meta>
</file>